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 style:list-style-name="L1"/>
    <style:style style:name="P4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tting AI in a separate thread:</text:p>
      <text:p text:style-name="Standard"/>
      <text:p text:style-name="P2">RW:</text:p>
      <text:p text:style-name="Standard">From the AI's perspective, I would like AI to be in a separate thread so that Nav can run at a more consistent framerate. Currently, Nav is somewhat at the mercy of AI.</text:p>
      <text:p text:style-name="Standard"/>
      <text:p text:style-name="Standard">AI's framerate is usually fairly quick and consistent, but when navigating around robots in particular , the time taken to execute can balloon. As such, Nav sometimes assigns motor values with a lower frequency than is needed, meaning it will overshoot the next point.</text:p>
      <text:p text:style-name="Standard"/>
      <text:p text:style-name="Standard">If AI is in a separate thread, it should be able to navigate further than the next point, using the vision as reference.</text:p>
      <text:p text:style-name="Standard"/>
      <text:p text:style-name="Standard">When AI is executed, it currently reads the following from shared memory:</text:p>
      <text:p text:style-name="Standard"/>
      <text:list xml:id="list752105318" text:style-name="L1">
        <text:list-item>
          <text:p text:style-name="P3">currentIndex</text:p>
        </text:list-item>
        <text:list-item>
          <text:p text:style-name="P3">positioning[currentIndex]</text:p>
        </text:list-item>
        <text:list-item>
          <text:p text:style-name="P3">visionData</text:p>
        </text:list-item>
        <text:list-item>
          <text:p text:style-name="P3">teamColor</text:p>
        </text:list-item>
        <text:list-item>
          <text:p text:style-name="P3">systemState</text:p>
        </text:list-item>
        <text:list-item>
          <text:p text:style-name="P3">pitchCfg</text:p>
        </text:list-item>
      </text:list>
      <text:p text:style-name="Standard"/>
      <text:p text:style-name="Standard">When it finishes, it will modify:</text:p>
      <text:p text:style-name="Standard"/>
      <text:list xml:id="list598726108" text:style-name="L2">
        <text:list-item>
          <text:p text:style-name="P4">aiDat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williams </meta:initial-creator>
    <meta:creation-date>2013-03-20T15:29:01</meta:creation-date>
    <dc:date>2013-03-20T15:44:59</dc:date>
    <dc:creator>rwilliams </dc:creator>
    <meta:editing-duration>PT38S</meta:editing-duration>
    <meta:editing-cycles>1</meta:editing-cycles>
    <meta:document-statistic meta:table-count="0" meta:image-count="0" meta:object-count="0" meta:page-count="1" meta:paragraph-count="14" meta:word-count="133" meta:character-count="779" meta:non-whitespace-character-count="661"/>
    <meta:generator>LibreOffice/3.5$Linux_x86 LibreOffice_project/350m1$Build-2</meta:generator>
  </office:meta>
</office:document-meta>
</file>